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2e74" officeooo:paragraph-rsid="000b2e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 1. Create Tables</text:p>
      <text:p text:style-name="P1">CREATE TABLE Customer (</text:p>
      <text:p text:style-name="P1"><text:s text:c="4"/>Cust_id VARCHAR(10) PRIMARY KEY,</text:p>
      <text:p text:style-name="P1"><text:s text:c="4"/>Fname VARCHAR(20) NOT NULL,</text:p>
      <text:p text:style-name="P1"><text:s text:c="4"/>Lname VARCHAR(20) NOT NULL,</text:p>
      <text:p text:style-name="P1"><text:s text:c="4"/>Area VARCHAR(10) NOT NULL,</text:p>
      <text:p text:style-name="P1"><text:s text:c="4"/>Phone VARCHAR(15)</text:p>
      <text:p text:style-name="P1">);</text:p>
      <text:p text:style-name="P1"/>
      <text:p text:style-name="P1">CREATE TABLE Movie (</text:p>
      <text:p text:style-name="P1"><text:s text:c="4"/>Mv_no INT PRIMARY KEY,</text:p>
      <text:p text:style-name="P1"><text:s text:c="4"/>Cust_id VARCHAR(10),</text:p>
      <text:p text:style-name="P1"><text:s text:c="4"/>Title VARCHAR(50) NOT NULL,</text:p>
      <text:p text:style-name="P1"><text:s text:c="4"/>Star VARCHAR(10) NOT NULL,</text:p>
      <text:p text:style-name="P1"><text:s text:c="4"/>Price INT CHECK (Price BETWEEN 100 AND 250),</text:p>
      <text:p text:style-name="P1"><text:s text:c="4"/>FOREIGN KEY (Cust_id) REFERENCES Customer(Cust_id)</text:p>
      <text:p text:style-name="P1">);</text:p>
      <text:p text:style-name="P1"/>
      <text:p text:style-name="P1">-- Insert Sample Data</text:p>
      <text:p text:style-name="P1">INSERT INTO Customer (Cust_id, Fname, Lname, Area, Phone) VALUES</text:p>
      <text:p text:style-name="P1">('A01', 'Ivan', 'Ross', 'SA', '6125467'),</text:p>
      <text:p text:style-name="P1">('A02', 'Vandana', 'Ray', 'MU', '5560379'),</text:p>
      <text:p text:style-name="P1">('A03', 'Pramada', 'Jauguste', 'DA', '4560389'),</text:p>
      <text:p text:style-name="P1">('A04', 'Basu', 'Navindi', 'BA', '6125401'),</text:p>
      <text:p text:style-name="P1">('A05', 'Ravi', 'Shridhar', 'NA', NULL),</text:p>
      <text:p text:style-name="P1">('A06', 'Rukmini', 'Aiyer', 'GH', '5125274');</text:p>
      <text:p text:style-name="P1"/>
      <text:p text:style-name="P1">INSERT INTO Movie (Mv_no, Cust_id, Title, Star, Price) VALUES</text:p>
      <text:p text:style-name="P1">(1, 'A02', 'Bloody', 'JC', 181),</text:p>
      <text:p text:style-name="P1">(2, 'A04', 'The Firm', 'TC', 200),</text:p>
      <text:p text:style-name="P1">(3, 'A01', 'Pretty Woman', 'RG', 151),</text:p>
      <text:p text:style-name="P1">(4, 'A06', 'Home Alone', 'MC', 150),</text:p>
      <text:p text:style-name="P1">(5, 'A05', 'The Fugitive', 'MF', 200),</text:p>
      <text:p text:style-name="P1">(6, 'A03', 'Coma', 'MD', 100),</text:p>
      <text:p text:style-name="P1">(7, 'A02', 'Dracula', 'GO', 150),</text:p>
      <text:p text:style-name="P1">(8, 'A06', 'Quick Change', 'BM', 100),</text:p>
      <text:p text:style-name="P1">(9, 'A03', 'Gone with the Wind', 'CB', 200),</text:p>
      <text:p text:style-name="P1">(10,'A05', 'Carry on Doctor', 'LP', 100);</text:p>
      <text:p text:style-name="P1"/>
      <text:p text:style-name="P1">-- 2. Entity Integrity Check (will fail)</text:p>
      <text:p text:style-name="P1">-- INSERT INTO Customer VALUES (NULL, 'Test', 'User', 'XX', '1234567');</text:p>
      <text:p text:style-name="P1"/>
      <text:p text:style-name="P1">-- 3. Referential Integrity Check (will fail)</text:p>
      <text:p text:style-name="P1">-- INSERT INTO Movie VALUES (11, 'A99', 'Invalid Movie', 'XX', 150);</text:p>
      <text:p text:style-name="P1"/>
      <text:p text:style-name="P1">-- 4. Domain Integrity Check (will fail)</text:p>
      <text:p text:style-name="P1">-- INSERT INTO Movie VALUES (12, 'A01', 'BadMovie', 'ZZ', 90);</text:p>
      <text:p text:style-name="P1"/>
      <text:p text:style-name="P1">-- 5. Movies price &gt; 100 and &lt; 200</text:p>
      <text:p text:style-name="P1">SELECT Title FROM Movie</text:p>
      <text:p text:style-name="P1">WHERE Price &gt; 100 AND Price &lt; 200;</text:p>
      <text:p text:style-name="P1"/>
      <text:p text:style-name="P1"><text:soft-page-break/>-- 6. Cust_id for movies with stars JC, TC, MC</text:p>
      <text:p text:style-name="P1">SELECT DISTINCT Cust_id FROM Movie</text:p>
      <text:p text:style-name="P1">WHERE Star IN ('JC', 'TC', 'MC');</text:p>
      <text:p text:style-name="P1"/>
      <text:p text:style-name="P1">-- 7. Customers with 'A' in Area</text:p>
      <text:p text:style-name="P1">SELECT * FROM Customer</text:p>
      <text:p text:style-name="P1">WHERE Area LIKE '%A%';</text:p>
      <text:p text:style-name="P1"/>
      <text:p text:style-name="P1">-- 8. Movies price &lt;= 180 and Title length = 6</text:p>
      <text:p text:style-name="P1">SELECT Title FROM Movie</text:p>
      <text:p text:style-name="P1">WHERE Price &lt;= 180 AND LENGTH(Title) = 6;</text:p>
      <text:p text:style-name="P1"/>
      <text:p text:style-name="P1">-- 9. Movies with 10% increment</text:p>
      <text:p text:style-name="P1">SELECT Title, Price AS Original_Price,</text:p>
      <text:p text:style-name="P1"><text:s text:c="7"/>ROUND(Price * 1.10, 2) AS Incremented_Price</text:p>
      <text:p text:style-name="P1">FROM Movie;</text:p>
      <text:p text:style-name="P1"/>
      <text:p text:style-name="P1">-- 10. Customer details in sentence</text:p>
      <text:p text:style-name="P1">SELECT CONCAT(Fname, ' ', Lname, ' stays in ', Area, </text:p>
      <text:p text:style-name="P1"><text:s text:c="14"/>' and his phone number is ', COALESCE(Phone, 'not recorded')) AS Details</text:p>
      <text:p text:style-name="P1">FROM Customer;</text:p>
      <text:p text:style-name="P1"/>
      <text:p text:style-name="P1">-- 11. Add NOT NULL to Lname</text:p>
      <text:p text:style-name="P1">ALTER TABLE Customer MODIFY Lname VARCHAR(20) NOT NULL;</text:p>
      <text:p text:style-name="P1"/>
      <text:p text:style-name="P1">-- 12. Customers with missing phone</text:p>
      <text:p text:style-name="P1">SELECT Fname, Lname FROM Customer</text:p>
      <text:p text:style-name="P1">WHERE Phone IS NULL;</text:p>
      <text:p text:style-name="P1"/>
      <text:p text:style-name="P1">-- 13. Update missing phone</text:p>
      <text:p text:style-name="P1">UPDATE Customer</text:p>
      <text:p text:style-name="P1">SET Phone = '9999999999'</text:p>
      <text:p text:style-name="P1">WHERE Phone IS NULL;</text:p>
      <text:p text:style-name="P1"/>
      <text:p text:style-name="P1">-- 14. Unique customer IDs from Movie</text:p>
      <text:p text:style-name="P1">SELECT DISTINCT Cust_id FROM Movie;</text:p>
      <text:p text:style-name="P1"/>
      <text:p text:style-name="P1">-- 15. Remove NOT NULL from Star</text:p>
      <text:p text:style-name="P1">ALTER TABLE Movie MODIFY Star VARCHAR(10) NULL;</text:p>
      <text:p text:style-name="P1"/>
      <text:p text:style-name="P1">-- 16. Delete row from Customer (will fail if referenced in Movie)</text:p>
      <text:p text:style-name="P1">DELETE FROM Customer WHERE Cust_id = 'A01';</text:p>
      <text:p text:style-name="P1"/>
      <text:p text:style-name="P1">-- 17. Delete row from Movie (will succeed)</text:p>
      <text:p text:style-name="P1">DELETE FROM Movie WHERE Mv_no = 6;</text:p>
      <text:p text:style-name="P1"/>
      <text:p text:style-name="P1">-- 18. Drop Customer (will fail if Movie exists)</text:p>
      <text:p text:style-name="P1">DROP TABLE Customer;</text:p>
      <text:p text:style-name="P1"/>
      <text:p text:style-name="P1">-- 19. Drop Movie (will succeed if no dependencies)</text:p>
      <text:p text:style-name="P1">DROP TABLE Movie;</text:p>
      <text:p text:style-name="P1"/>
      <text:p text:style-name="P1"><text:soft-page-break/>-- 20. Drop Foreign Key from Movie</text:p>
      <text:p text:style-name="P1">-- First, find constraint name:</text:p>
      <text:p text:style-name="P1">-- SHOW CREATE TABLE Movie;</text:p>
      <text:p text:style-name="P1">-- Example: ALTER TABLE Movie DROP FOREIGN KEY movie_ibfk_1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1T07:48:11.183794000</meta:creation-date>
    <dc:date>2025-09-01T07:58:23.766022500</dc:date>
    <meta:editing-duration>PT10M12S</meta:editing-duration>
    <meta:editing-cycles>1</meta:editing-cycles>
    <meta:document-statistic meta:table-count="0" meta:image-count="0" meta:object-count="0" meta:page-count="3" meta:paragraph-count="86" meta:word-count="506" meta:character-count="3115" meta:non-whitespace-character-count="2629"/>
    <meta:generator>LibreOffice/25.2.5.2$Windows_X86_64 LibreOffice_project/03d19516eb2e1dd5d4ccd751a0d6f35f35e08022</meta:generator>
  </office:meta>
</office:document-meta>
</file>